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8cm"/>
    </style:style>
    <style:style style:name="co2" style:family="table-column">
      <style:table-column-properties fo:break-before="auto" style:column-width="7.8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428cm"/>
    </style:style>
    <style:style style:name="co5" style:family="table-column">
      <style:table-column-properties fo:break-before="auto" style:column-width="5.502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74pt solid #000000" style:text-align-source="fix" style:repeat-content="false" fo:border-left="1.5pt solid #666666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border-left="1.5pt solid #666666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666666" fo:border-right="0.74pt solid #000000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weight-asian="bold" style:font-name-complex="Monospace" style:font-size-complex="10pt" style:language-complex="none" style:country-complex="none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1.5pt solid #808080" style:vertical-align="middle"/>
      <style:paragraph-properties fo:text-align="center"/>
    </style:style>
    <style:style style:name="ce24" style:family="table-cell" style:parent-style-name="Default">
      <style:table-cell-properties fo:border-bottom="1.5pt solid #808080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1.5pt solid #80808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1.5pt solid #808080" style:vertical-align="middle"/>
      <style:paragraph-properties fo:text-align="center"/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weight-asian="bold" style:font-name-complex="Monospace" style:font-size-complex="10pt" style:language-complex="none" style:country-complex="none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3"/>
        <table:table-column table:style-name="co3" table:number-columns-repeated="2" table:default-cell-style-name="Default"/>
        <table:table-row table:style-name="ro1">
          <table:table-cell table:style-name="ce14" office:value-type="string" calcext:value-type="string">
            <text:p>U_V13</text:p>
          </table:table-cell>
          <table:table-cell table:style-name="ce17"/>
          <table:table-cell/>
          <table:table-cell table:style-name="ce21"/>
          <table:table-cell table:style-name="ce24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base locale </text:p>
          </table:table-cell>
          <table:covered-table-cell table:style-name="ce3"/>
          <table:table-cell/>
          <table:table-cell table:style-name="ce6" office:value-type="string" calcext:value-type="string" table:number-columns-spanned="2" table:number-rows-spanned="1">
            <text:p>base exploitation</text:p>
          </table:table-cell>
          <table:covered-table-cell table:style-name="ce8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incref </text:p>
          </table:table-cell>
          <table:table-cell table:style-name="ce4" office:value-type="string" calcext:value-type="string">
            <text:p>SUM(p2,poids * ua,u_v13 * a,w)</text:p>
          </table:table-cell>
          <table:table-cell/>
          <table:table-cell table:style-name="ce7" office:value-type="string" calcext:value-type="string">
            <text:p>incref</text:p>
          </table:table-cell>
          <table:table-cell table:style-name="ce9" office:value-type="string" calcext:value-type="string">
            <text:p>SUM(p2,poids * ua,u_v13 * a,w)</text:p>
          </table:table-cell>
          <table:table-cell/>
          <table:table-cell table:style-name="ce10" office:value-type="string" calcext:value-type="string">
            <text:p>différence</text:p>
          </table:table-cell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float" office:value="2894607.54244464" calcext:value-type="float">
            <text:p>2894607,54244464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15122.92154391" calcext:value-type="float">
            <text:p>2915122,92154391</text:p>
          </table:table-cell>
          <table:table-cell/>
          <table:table-cell table:style-name="ce5" table:formula="of:=[.B4]-[.E4]" office:value-type="float" office:value="-20515.3790992722" calcext:value-type="float">
            <text:p>-20515,3790992722</text:p>
          </table:table-cell>
          <table:table-cell/>
          <table:table-cell table:formula="of:=[.G4]/[.E4]" office:value-type="float" office:value="-0.0070375691356462" calcext:value-type="float">
            <text:p>-0,0070375691356462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float" office:value="2847170.97475725" calcext:value-type="float">
            <text:p>2847170,9747572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2866541.70423909" calcext:value-type="float">
            <text:p>2866541,70423909</text:p>
          </table:table-cell>
          <table:table-cell/>
          <table:table-cell table:style-name="ce5" table:formula="of:=[.B5]-[.E5]" office:value-type="float" office:value="-19370.7294818414" calcext:value-type="float">
            <text:p>-19370,7294818414</text:p>
          </table:table-cell>
          <table:table-cell/>
          <table:table-cell table:formula="of:=[.G5]/[.E5]" office:value-type="float" office:value="-0.00675752578558185" calcext:value-type="float">
            <text:p>-0,00675752578558185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float" office:value="2894883.48886378" calcext:value-type="float">
            <text:p>2894883,48886378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2916258.76888821" calcext:value-type="float">
            <text:p>2916258,76888821</text:p>
          </table:table-cell>
          <table:table-cell/>
          <table:table-cell table:style-name="ce11" table:formula="of:=[.B6]-[.E6]" office:value-type="float" office:value="-21375.2800244302" calcext:value-type="float">
            <text:p>-21375,2800244302</text:p>
          </table:table-cell>
          <table:table-cell/>
          <table:table-cell table:formula="of:=[.G6]/[.E6]" office:value-type="float" office:value="-0.0073296924993317" calcext:value-type="float">
            <text:p>-0,0073296924993317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float" office:value="2861358.77167572" calcext:value-type="float">
            <text:p>2861358,7716757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61358.77167572" calcext:value-type="float">
            <text:p>2861358,77167572</text:p>
          </table:table-cell>
          <table:table-cell/>
          <table:table-cell table:style-name="ce5" table:formula="of:=[.B7]-[.E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float" office:value="2746241.40415362" calcext:value-type="float">
            <text:p>2746241,4041536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46241.40415364" calcext:value-type="float">
            <text:p>2746241,40415364</text:p>
          </table:table-cell>
          <table:table-cell/>
          <table:table-cell table:style-name="ce5" table:formula="of:=[.B8]-[.E8]" office:value-type="float" office:value="-0.00000001490116119385" calcext:value-type="float">
            <text:p>-1,490116119385E-08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float" office:value="2616890.75426181" calcext:value-type="float">
            <text:p>2616890,7542618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16890.75426182" calcext:value-type="float">
            <text:p>2616890,75426182</text:p>
          </table:table-cell>
          <table:table-cell/>
          <table:table-cell table:style-name="ce5" table:formula="of:=[.B9]-[.E9]" office:value-type="float" office:value="-0.00000001210719347" calcext:value-type="float">
            <text:p>-1,210719347E-08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float" office:value="2830809.75720907" calcext:value-type="float">
            <text:p>2830809,75720907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30809.75720908" calcext:value-type="float">
            <text:p>2830809,75720908</text:p>
          </table:table-cell>
          <table:table-cell/>
          <table:table-cell table:style-name="ce5" table:formula="of:=[.B10]-[.E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float" office:value="2734549.90443027" calcext:value-type="float">
            <text:p>2734549,90443027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734549.90443029" calcext:value-type="float">
            <text:p>2734549,90443029</text:p>
          </table:table-cell>
          <table:table-cell/>
          <table:table-cell table:style-name="ce5" table:formula="of:=[.B11]-[.E11]" office:value-type="float" office:value="-0.00000001769512891769" calcext:value-type="float">
            <text:p>-1,769512891769E-08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2742911.89280777" calcext:value-type="float">
            <text:p>2742911,89280777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42911.89280777" calcext:value-type="float">
            <text:p>2742911,89280777</text:p>
          </table:table-cell>
          <table:table-cell/>
          <table:table-cell table:style-name="ce5" table:formula="of:=[.B12]-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2698472.8470276" calcext:value-type="float">
            <text:p>2698472,8470276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98472.8470276" calcext:value-type="float">
            <text:p>2698472,8470276</text:p>
          </table:table-cell>
          <table:table-cell/>
          <table:table-cell table:style-name="ce5" table:formula="of:=[.B13]-[.E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2740807.46395314" calcext:value-type="float">
            <text:p>2740807,46395314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740807.46395317" calcext:value-type="float">
            <text:p>2740807,46395317</text:p>
          </table:table-cell>
          <table:table-cell/>
          <table:table-cell table:style-name="ce5" table:formula="of:=[.B14]-[.E14]" office:value-type="float" office:value="-0.0000000298023223877" calcext:value-type="float">
            <text:p>-2,98023223877E-08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2671680.37524692" calcext:value-type="float">
            <text:p>2671680,37524692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671680.37524687" calcext:value-type="float">
            <text:p>2671680,37524687</text:p>
          </table:table-cell>
          <table:table-cell/>
          <table:table-cell table:style-name="ce5" table:formula="of:=[.B15]-[.E15]" office:value-type="float" office:value="0.00000004842877388" calcext:value-type="float">
            <text:p>4,842877388E-08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2601416.78711401" calcext:value-type="float">
            <text:p>2601416,7871140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601416.787114" calcext:value-type="float">
            <text:p>2601416,787114</text:p>
          </table:table-cell>
          <table:table-cell/>
          <table:table-cell table:style-name="ce5" table:formula="of:=[.B16]-[.E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2591980.37627197" calcext:value-type="float">
            <text:p>2591980,37627197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591980.37627194" calcext:value-type="float">
            <text:p>2591980,37627194</text:p>
          </table:table-cell>
          <table:table-cell/>
          <table:table-cell table:style-name="ce5" table:formula="of:=[.B17]-[.E17]" office:value-type="float" office:value="0.00000003725290298462" calcext:value-type="float">
            <text:p>3,725290298462E-08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2525424.64131113" calcext:value-type="float">
            <text:p>2525424,6413111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525424.64131114" calcext:value-type="float">
            <text:p>2525424,64131114</text:p>
          </table:table-cell>
          <table:table-cell/>
          <table:table-cell table:style-name="ce5" table:formula="of:=[.B18]-[.E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2533071.68817293" calcext:value-type="float">
            <text:p>2533071,6881729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533071.6881729" calcext:value-type="float">
            <text:p>2533071,6881729</text:p>
          </table:table-cell>
          <table:table-cell/>
          <table:table-cell table:style-name="ce5" table:formula="of:=[.B19]-[.E19]" office:value-type="float" office:value="0.00000002700835466385" calcext:value-type="float">
            <text:p>2,700835466385E-08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2460122.32639022" calcext:value-type="float">
            <text:p>2460122,32639022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460122.32639023" calcext:value-type="float">
            <text:p>2460122,32639023</text:p>
          </table:table-cell>
          <table:table-cell/>
          <table:table-cell table:style-name="ce5" table:formula="of:=[.B20]-[.E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2447926.07611827" calcext:value-type="float">
            <text:p>2447926,076118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447926.07611824" calcext:value-type="float">
            <text:p>2447926,07611824</text:p>
          </table:table-cell>
          <table:table-cell/>
          <table:table-cell table:style-name="ce5" table:formula="of:=[.B21]-[.E21]" office:value-type="float" office:value="0.000000030267983675" calcext:value-type="float">
            <text:p>3,0267983675E-08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2367878.24862877" calcext:value-type="float">
            <text:p>2367878,2486287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367878.24862874" calcext:value-type="float">
            <text:p>2367878,24862874</text:p>
          </table:table-cell>
          <table:table-cell/>
          <table:table-cell table:style-name="ce5" table:formula="of:=[.B22]-[.E22]" office:value-type="float" office:value="0.00000003725290298462" calcext:value-type="float">
            <text:p>3,725290298462E-08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2311989.76917221" calcext:value-type="float">
            <text:p>2311989,7691722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2311989.76917222" calcext:value-type="float">
            <text:p>2311989,76917222</text:p>
          </table:table-cell>
          <table:table-cell/>
          <table:table-cell table:style-name="ce12" table:formula="of:=[.B23]-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2">
          <table:table-cell table:style-name="ce14" office:value-type="string" calcext:value-type="string">
            <text:p>V</text:p>
          </table:table-cell>
          <table:table-cell table:style-name="ce17"/>
          <table:table-cell/>
          <table:table-cell table:style-name="ce21"/>
          <table:table-cell table:style-name="ce24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base locale </text:p>
          </table:table-cell>
          <table:covered-table-cell table:style-name="ce3"/>
          <table:table-cell/>
          <table:table-cell table:style-name="ce6" office:value-type="string" calcext:value-type="string" table:number-columns-spanned="2" table:number-rows-spanned="1">
            <text:p>base exploitation</text:p>
          </table:table-cell>
          <table:covered-table-cell table:style-name="ce8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incref </text:p>
          </table:table-cell>
          <table:table-cell table:style-name="ce4" office:value-type="string" calcext:value-type="string">
            <text:p>SUM(p2,poids * ua,v * a,w)</text:p>
          </table:table-cell>
          <table:table-cell/>
          <table:table-cell table:style-name="ce7" office:value-type="string" calcext:value-type="string">
            <text:p>incref</text:p>
          </table:table-cell>
          <table:table-cell table:style-name="ce9" office:value-type="string" calcext:value-type="string">
            <text:p>SUM(p2,poids * ua,u_v * a,w)</text:p>
          </table:table-cell>
          <table:table-cell/>
          <table:table-cell table:style-name="ce10" office:value-type="string" calcext:value-type="string">
            <text:p>différence</text:p>
          </table:table-cell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float" office:value="2914881.5154492" calcext:value-type="float">
            <text:p>2914881,515449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14881.51544921" calcext:value-type="float">
            <text:p>2914881,51544921</text:p>
          </table:table-cell>
          <table:table-cell/>
          <table:table-cell table:style-name="ce5" table:formula="of:=[.B30]-[.E30]" office:value-type="float" office:value="-0.00000001071020960808" calcext:value-type="float">
            <text:p>-1,0710209608078E-08</text:p>
          </table:table-cell>
          <table:table-cell/>
          <table:table-cell table:formula="of:=[.G30]/[.E30]" office:value-type="float" office:value="-3.67432074041866E-015" calcext:value-type="float">
            <text:p>-3,67432074041866E-15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float" office:value="2869129.96631732" calcext:value-type="float">
            <text:p>2869129,96631732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2869129.96631731" calcext:value-type="float">
            <text:p>2869129,96631731</text:p>
          </table:table-cell>
          <table:table-cell/>
          <table:table-cell table:style-name="ce5" table:formula="of:=[.B31]-[.E31]" office:value-type="float" office:value="0" calcext:value-type="float">
            <text:p>0</text:p>
          </table:table-cell>
          <table:table-cell/>
          <table:table-cell table:formula="of:=[.G31]/[.E31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float" office:value="2906724.33794104" calcext:value-type="float">
            <text:p>2906724,33794104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2906726.18882941" calcext:value-type="float">
            <text:p>2906726,18882941</text:p>
          </table:table-cell>
          <table:table-cell/>
          <table:table-cell table:style-name="ce11" table:formula="of:=[.B32]-[.E32]" office:value-type="float" office:value="-1.85088837472722" calcext:value-type="float">
            <text:p>-1,85088837472722</text:p>
          </table:table-cell>
          <table:table-cell/>
          <table:table-cell table:formula="of:=[.G32]/[.E32]" office:value-type="float" office:value="-0.00000063676048395622" calcext:value-type="float">
            <text:p>-6,36760483956215E-07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float" office:value="2860271.77992435" calcext:value-type="float">
            <text:p>2860271,77992435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60271.77992439" calcext:value-type="float">
            <text:p>2860271,77992439</text:p>
          </table:table-cell>
          <table:table-cell/>
          <table:table-cell table:style-name="ce5" table:formula="of:=[.B33]-[.E33]" office:value-type="float" office:value="-0.00000003911554813385" calcext:value-type="float">
            <text:p>-3,91155481338501E-08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float" office:value="2757706.4911343" calcext:value-type="float">
            <text:p>2757706,4911343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57706.4911343" calcext:value-type="float">
            <text:p>2757706,4911343</text:p>
          </table:table-cell>
          <table:table-cell/>
          <table:table-cell table:style-name="ce5" table:formula="of:=[.B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float" office:value="2641784.37756614" calcext:value-type="float">
            <text:p>2641784,37756614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41784.37756614" calcext:value-type="float">
            <text:p>2641784,37756614</text:p>
          </table:table-cell>
          <table:table-cell/>
          <table:table-cell table:style-name="ce5" table:formula="of:=[.B35]-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float" office:value="2866943.09451148" calcext:value-type="float">
            <text:p>2866943,09451148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66943.09451146" calcext:value-type="float">
            <text:p>2866943,09451146</text:p>
          </table:table-cell>
          <table:table-cell/>
          <table:table-cell table:style-name="ce5" table:formula="of:=[.B36]-[.E36]" office:value-type="float" office:value="0.00000001490116119385" calcext:value-type="float">
            <text:p>1,49011611938477E-08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float" office:value="2756282.20401696" calcext:value-type="float">
            <text:p>2756282,20401696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756282.204017" calcext:value-type="float">
            <text:p>2756282,204017</text:p>
          </table:table-cell>
          <table:table-cell/>
          <table:table-cell table:style-name="ce5" table:formula="of:=[.B37]-[.E37]" office:value-type="float" office:value="-0.00000003632158041" calcext:value-type="float">
            <text:p>-3,63215804100037E-08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2742900.27468817" calcext:value-type="float">
            <text:p>2742900,27468817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42900.27468816" calcext:value-type="float">
            <text:p>2742900,27468816</text:p>
          </table:table-cell>
          <table:table-cell/>
          <table:table-cell table:style-name="ce5" table:formula="of:=[.B38]-[.E38]" office:value-type="float" office:value="0.00000000977888703346" calcext:value-type="float">
            <text:p>9,77888703346252E-09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2708724.07738992" calcext:value-type="float">
            <text:p>2708724,07738992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08724.07738989" calcext:value-type="float">
            <text:p>2708724,07738989</text:p>
          </table:table-cell>
          <table:table-cell/>
          <table:table-cell table:style-name="ce5" table:formula="of:=[.B39]-[.E39]" office:value-type="float" office:value="0.00000002933666110039" calcext:value-type="float">
            <text:p>2,93366611003876E-08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2734128.54960097" calcext:value-type="float">
            <text:p>2734128,54960097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734128.54960097" calcext:value-type="float">
            <text:p>2734128,54960097</text:p>
          </table:table-cell>
          <table:table-cell/>
          <table:table-cell table:style-name="ce5" table:formula="of:=[.B40]-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2658921.05917717" calcext:value-type="float">
            <text:p>2658921,0591771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658921.05917714" calcext:value-type="float">
            <text:p>2658921,05917714</text:p>
          </table:table-cell>
          <table:table-cell/>
          <table:table-cell table:style-name="ce5" table:formula="of:=[.B41]-[.E41]" office:value-type="float" office:value="0.0000000298023223877" calcext:value-type="float">
            <text:p>2,98023223876953E-08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2594635.6454789" calcext:value-type="float">
            <text:p>2594635,6454789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594635.6454789" calcext:value-type="float">
            <text:p>2594635,6454789</text:p>
          </table:table-cell>
          <table:table-cell/>
          <table:table-cell table:style-name="ce5" table:formula="of:=[.B42]-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2545733.00688698" calcext:value-type="float">
            <text:p>2545733,00688698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545733.006887" calcext:value-type="float">
            <text:p>2545733,006887</text:p>
          </table:table-cell>
          <table:table-cell/>
          <table:table-cell table:style-name="ce5" table:formula="of:=[.B43]-[.E43]" office:value-type="float" office:value="-0.00000002188608050346" calcext:value-type="float">
            <text:p>-2,18860805034637E-08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2499203.35363386" calcext:value-type="float">
            <text:p>2499203,35363386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499203.3536339" calcext:value-type="float">
            <text:p>2499203,3536339</text:p>
          </table:table-cell>
          <table:table-cell/>
          <table:table-cell table:style-name="ce5" table:formula="of:=[.B44]-[.E44]" office:value-type="float" office:value="-0.00000003632158041" calcext:value-type="float">
            <text:p>-3,63215804100037E-08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2499302.60761768" calcext:value-type="float">
            <text:p>2499302,60761768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499302.60761771" calcext:value-type="float">
            <text:p>2499302,60761771</text:p>
          </table:table-cell>
          <table:table-cell/>
          <table:table-cell table:style-name="ce5" table:formula="of:=[.B45]-[.E45]" office:value-type="float" office:value="-0.00000003166496753693" calcext:value-type="float">
            <text:p>-3,16649675369263E-08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2426641.97320452" calcext:value-type="float">
            <text:p>2426641,97320452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426641.97320453" calcext:value-type="float">
            <text:p>2426641,97320453</text:p>
          </table:table-cell>
          <table:table-cell/>
          <table:table-cell table:style-name="ce5" table:formula="of:=[.B46]-[.E46]" office:value-type="float" office:value="-0.00000001024454832077" calcext:value-type="float">
            <text:p>-1,02445483207703E-08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2426800.22316603" calcext:value-type="float">
            <text:p>2426800,2231660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426800.22316603" calcext:value-type="float">
            <text:p>2426800,22316603</text:p>
          </table:table-cell>
          <table:table-cell/>
          <table:table-cell table:style-name="ce5" table:formula="of:=[.B47]-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2349152.91105898" calcext:value-type="float">
            <text:p>2349152,9110589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349152.91105901" calcext:value-type="float">
            <text:p>2349152,91105901</text:p>
          </table:table-cell>
          <table:table-cell/>
          <table:table-cell table:style-name="ce5" table:formula="of:=[.B48]-[.E48]" office:value-type="float" office:value="-0.00000003259629011154" calcext:value-type="float">
            <text:p>-3,25962901115417E-08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2339329.72621567" calcext:value-type="float">
            <text:p>2339329,7262156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2339329.72621567" calcext:value-type="float">
            <text:p>2339329,72621567</text:p>
          </table:table-cell>
          <table:table-cell/>
          <table:table-cell table:style-name="ce12" table:formula="of:=[.B49]-[.E49]"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2">
          <table:table-cell table:style-name="ce14" office:value-type="string" calcext:value-type="string">
            <text:p>VPR_AN_ACT</text:p>
          </table:table-cell>
          <table:table-cell table:style-name="ce17"/>
          <table:table-cell/>
          <table:table-cell table:style-name="ce21"/>
          <table:table-cell table:style-name="ce24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base locale </text:p>
          </table:table-cell>
          <table:covered-table-cell table:style-name="ce3"/>
          <table:table-cell/>
          <table:table-cell table:style-name="ce6" office:value-type="string" calcext:value-type="string" table:number-columns-spanned="2" table:number-rows-spanned="1">
            <text:p>base exploitation</text:p>
          </table:table-cell>
          <table:covered-table-cell table:style-name="ce8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incref </text:p>
          </table:table-cell>
          <table:table-cell table:style-name="ce4" office:value-type="string" calcext:value-type="string">
            <text:p>SUM(p2,poids * ua,vpr_an_act * a,w)</text:p>
          </table:table-cell>
          <table:table-cell/>
          <table:table-cell table:style-name="ce7" office:value-type="string" calcext:value-type="string">
            <text:p>incref</text:p>
          </table:table-cell>
          <table:table-cell table:style-name="ce9" office:value-type="string" calcext:value-type="string">
            <text:p>SUM(p2,poids * ua,vpr_an_act * a,w)</text:p>
          </table:table-cell>
          <table:table-cell/>
          <table:table-cell table:style-name="ce10" office:value-type="string" calcext:value-type="string">
            <text:p>différence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float" office:value="41788.897108956" calcext:value-type="float">
            <text:p>41788,897108956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float" office:value="41788.8971089559" calcext:value-type="float">
            <text:p>41788,8971089559</text:p>
          </table:table-cell>
          <table:table-cell/>
          <table:table-cell table:style-name="ce5" table:formula="of:=[.B56]-[.E56]" office:value-type="float" office:value="0" calcext:value-type="float">
            <text:p>0</text:p>
          </table:table-cell>
          <table:table-cell/>
          <table:table-cell table:formula="of:=[.G56]/[.E56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float" office:value="55710.4084640588" calcext:value-type="float">
            <text:p>55710,4084640588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float" office:value="55710.4084640587" calcext:value-type="float">
            <text:p>55710,4084640587</text:p>
          </table:table-cell>
          <table:table-cell/>
          <table:table-cell table:style-name="ce5" table:formula="of:=[.B57]-[.E57]" office:value-type="float" office:value="0" calcext:value-type="float">
            <text:p>0</text:p>
          </table:table-cell>
          <table:table-cell/>
          <table:table-cell table:formula="of:=[.G57]/[.E57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float" office:value="50321.3563667852" calcext:value-type="float">
            <text:p>50321,356366785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float" office:value="50321.3563667852" calcext:value-type="float">
            <text:p>50321,3563667852</text:p>
          </table:table-cell>
          <table:table-cell/>
          <table:table-cell table:style-name="ce11" table:formula="of:=[.B58]-[.E58]" office:value-type="float" office:value="0" calcext:value-type="float">
            <text:p>0</text:p>
          </table:table-cell>
          <table:table-cell/>
          <table:table-cell table:formula="of:=[.G58]/[.E58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48781.5764354757" calcext:value-type="float">
            <text:p>48781,5764354757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float" office:value="48781.5764354757" calcext:value-type="float">
            <text:p>48781,5764354757</text:p>
          </table:table-cell>
          <table:table-cell/>
          <table:table-cell table:style-name="ce5" table:formula="of:=[.B59]-[.E5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52630.7138054915" calcext:value-type="float">
            <text:p>52630,713805491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52630.7138054914" calcext:value-type="float">
            <text:p>52630,7138054914</text:p>
          </table:table-cell>
          <table:table-cell/>
          <table:table-cell table:style-name="ce5" table:formula="of:=[.B60]-[.E6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49715.6955202047" calcext:value-type="float">
            <text:p>49715,6955202047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49715.6955202048" calcext:value-type="float">
            <text:p>49715,6955202048</text:p>
          </table:table-cell>
          <table:table-cell/>
          <table:table-cell table:style-name="ce5" table:formula="of:=[.B61]-[.E6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45699.0108297077" calcext:value-type="float">
            <text:p>45699,010829707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45699.0108297077" calcext:value-type="float">
            <text:p>45699,0108297077</text:p>
          </table:table-cell>
          <table:table-cell/>
          <table:table-cell table:style-name="ce5" table:formula="of:=[.B62]-[.E6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46050.5660798459" calcext:value-type="float">
            <text:p>46050,566079845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46050.566079846" calcext:value-type="float">
            <text:p>46050,566079846</text:p>
          </table:table-cell>
          <table:table-cell/>
          <table:table-cell table:style-name="ce5" table:formula="of:=[.B63]-[.E6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45621.9848029939" calcext:value-type="float">
            <text:p>45621,9848029939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45621.9848029938" calcext:value-type="float">
            <text:p>45621,9848029938</text:p>
          </table:table-cell>
          <table:table-cell/>
          <table:table-cell table:style-name="ce5" table:formula="of:=[.B64]-[.E6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49206.9304522515" calcext:value-type="float">
            <text:p>49206,930452251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49206.9304522513" calcext:value-type="float">
            <text:p>49206,9304522513</text:p>
          </table:table-cell>
          <table:table-cell/>
          <table:table-cell table:style-name="ce5" table:formula="of:=[.B65]-[.E65]" office:value-type="float" office:value="0.00000000021100277081" calcext:value-type="float">
            <text:p>2,11002770811319E-10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44082.8142470955" calcext:value-type="float">
            <text:p>44082,814247095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44082.8142470954" calcext:value-type="float">
            <text:p>44082,8142470954</text:p>
          </table:table-cell>
          <table:table-cell/>
          <table:table-cell table:style-name="ce5" table:formula="of:=[.B66]-[.E6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37631.237464692" calcext:value-type="float">
            <text:p>37631,23746469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37631.237464692" calcext:value-type="float">
            <text:p>37631,237464692</text:p>
          </table:table-cell>
          <table:table-cell/>
          <table:table-cell table:style-name="ce5" table:formula="of:=[.B67]-[.E6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40577.7244273068" calcext:value-type="float">
            <text:p>40577,724427306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40577.7244273067" calcext:value-type="float">
            <text:p>40577,7244273067</text:p>
          </table:table-cell>
          <table:table-cell/>
          <table:table-cell table:style-name="ce5" table:formula="of:=[.B68]-[.E6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41683.8256898611" calcext:value-type="float">
            <text:p>41683,825689861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41683.8256898609" calcext:value-type="float">
            <text:p>41683,8256898609</text:p>
          </table:table-cell>
          <table:table-cell/>
          <table:table-cell table:style-name="ce5" table:formula="of:=[.B69]-[.E6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39364.0826235914" calcext:value-type="float">
            <text:p>39364,082623591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39364.0826235914" calcext:value-type="float">
            <text:p>39364,0826235914</text:p>
          </table:table-cell>
          <table:table-cell/>
          <table:table-cell table:style-name="ce5" table:formula="of:=[.B70]-[.E70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PVPR</text:p>
          </table:table-cell>
          <table:table-cell table:style-name="ce17"/>
          <table:table-cell/>
          <table:table-cell table:style-name="ce21"/>
          <table:table-cell table:style-name="ce24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base locale </text:p>
          </table:table-cell>
          <table:covered-table-cell table:style-name="ce3"/>
          <table:table-cell/>
          <table:table-cell table:style-name="ce6" office:value-type="string" calcext:value-type="string" table:number-columns-spanned="2" table:number-rows-spanned="1">
            <text:p>base exploitation</text:p>
          </table:table-cell>
          <table:covered-table-cell table:style-name="ce8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incref </text:p>
          </table:table-cell>
          <table:table-cell table:style-name="ce4" office:value-type="string" calcext:value-type="string">
            <text:p>SUM(p2,poids * a,pvpr * a,w)</text:p>
          </table:table-cell>
          <table:table-cell/>
          <table:table-cell table:style-name="ce7" office:value-type="string" calcext:value-type="string">
            <text:p>incref</text:p>
          </table:table-cell>
          <table:table-cell table:style-name="ce9" office:value-type="string" calcext:value-type="string">
            <text:p>SUM(p2,poids * a,pvpr * a,w)</text:p>
          </table:table-cell>
          <table:table-cell/>
          <table:table-cell table:style-name="ce10" office:value-type="string" calcext:value-type="string">
            <text:p>différence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float" office:value="3126.7301739335" calcext:value-type="float">
            <text:p>3126,7301739335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float" office:value="3126.73017393351" calcext:value-type="float">
            <text:p>3126,73017393351</text:p>
          </table:table-cell>
          <table:table-cell/>
          <table:table-cell table:style-name="ce5" table:formula="of:=[.B77]-[.E7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float" office:value="4011.25723937484" calcext:value-type="float">
            <text:p>4011,2572393748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float" office:value="4011.25723937483" calcext:value-type="float">
            <text:p>4011,25723937483</text:p>
          </table:table-cell>
          <table:table-cell/>
          <table:table-cell table:style-name="ce5" table:formula="of:=[.B78]-[.E7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float" office:value="3942.00930326978" calcext:value-type="float">
            <text:p>3942,0093032697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float" office:value="3942.00930326978" calcext:value-type="float">
            <text:p>3942,00930326978</text:p>
          </table:table-cell>
          <table:table-cell/>
          <table:table-cell table:style-name="ce11" table:formula="of:=[.B79]-[.E7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float" office:value="3692.28990744457" calcext:value-type="float">
            <text:p>3692,28990744457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float" office:value="3692.28990744457" calcext:value-type="float">
            <text:p>3692,28990744457</text:p>
          </table:table-cell>
          <table:table-cell/>
          <table:table-cell table:style-name="ce5" table:formula="of:=[.B80]-[.E8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float" office:value="4003.70306030893" calcext:value-type="float">
            <text:p>4003,7030603089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4003.70306030892" calcext:value-type="float">
            <text:p>4003,70306030892</text:p>
          </table:table-cell>
          <table:table-cell/>
          <table:table-cell table:style-name="ce5" table:formula="of:=[.B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3928.11209969373" calcext:value-type="float">
            <text:p>3928,11209969373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928.11209969373" calcext:value-type="float">
            <text:p>3928,11209969373</text:p>
          </table:table-cell>
          <table:table-cell/>
          <table:table-cell table:style-name="ce5" table:formula="of:=[.B82]-[.E8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float" office:value="3726.11990245427" calcext:value-type="float">
            <text:p>3726,1199024542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3726.11990245426" calcext:value-type="float">
            <text:p>3726,11990245426</text:p>
          </table:table-cell>
          <table:table-cell/>
          <table:table-cell table:style-name="ce5" table:formula="of:=[.B83]-[.E8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3778.72232359423" calcext:value-type="float">
            <text:p>3778,7223235942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3778.72232359423" calcext:value-type="float">
            <text:p>3778,72232359423</text:p>
          </table:table-cell>
          <table:table-cell/>
          <table:table-cell table:style-name="ce5" table:formula="of:=[.B84]-[.E8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3719.50934284087" calcext:value-type="float">
            <text:p>3719,50934284087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3719.50934284087" calcext:value-type="float">
            <text:p>3719,50934284087</text:p>
          </table:table-cell>
          <table:table-cell/>
          <table:table-cell table:style-name="ce5" table:formula="of:=[.B85]-[.E8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4081.33680701978" calcext:value-type="float">
            <text:p>4081,3368070197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4081.33680701979" calcext:value-type="float">
            <text:p>4081,33680701979</text:p>
          </table:table-cell>
          <table:table-cell/>
          <table:table-cell table:style-name="ce5" table:formula="of:=[.B86]-[.E8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3711.41307330687" calcext:value-type="float">
            <text:p>3711,4130733068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3711.41307330687" calcext:value-type="float">
            <text:p>3711,41307330687</text:p>
          </table:table-cell>
          <table:table-cell/>
          <table:table-cell table:style-name="ce5" table:formula="of:=[.B87]-[.E8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3255.01507491764" calcext:value-type="float">
            <text:p>3255,0150749176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3255.01507491764" calcext:value-type="float">
            <text:p>3255,01507491764</text:p>
          </table:table-cell>
          <table:table-cell/>
          <table:table-cell table:style-name="ce5" table:formula="of:=[.B88]-[.E8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3010.50917764437" calcext:value-type="float">
            <text:p>3010,5091776443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010.50917764437" calcext:value-type="float">
            <text:p>3010,50917764437</text:p>
          </table:table-cell>
          <table:table-cell/>
          <table:table-cell table:style-name="ce5" table:formula="of:=[.B89]-[.E8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3219.25466812489" calcext:value-type="float">
            <text:p>3219,2546681248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219.25466812489" calcext:value-type="float">
            <text:p>3219,25466812489</text:p>
          </table:table-cell>
          <table:table-cell/>
          <table:table-cell table:style-name="ce5" table:formula="of:=[.B90]-[.E9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3246.09695015239" calcext:value-type="float">
            <text:p>3246,0969501523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3246.09695015239" calcext:value-type="float">
            <text:p>3246,09695015239</text:p>
          </table:table-cell>
          <table:table-cell/>
          <table:table-cell table:style-name="ce5" table:formula="of:=[.B91]-[.E91]"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104848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0:29:50.3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9T09:49:10.511688498</meta:creation-date>
    <dc:date>2025-05-13T11:05:45.177000000</dc:date>
    <meta:editing-duration>PT2H59M42S</meta:editing-duration>
    <meta:editing-cycles>13</meta:editing-cycles>
    <meta:generator>LibreOffice/7.2.7.2$Windows_X86_64 LibreOffice_project/8d71d29d553c0f7dcbfa38fbfda25ee34cce99a2</meta:generator>
    <meta:document-statistic meta:table-count="1" meta:cell-count="391" meta:object-count="0"/>
  </office:meta>
</office:document-meta>
</file>